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3300" draw:textarea-vertical-align="middle"/>
    </style:style>
    <style:style style:name="gr2" style:family="graphic" style:parent-style-name="standard">
      <style:graphic-properties draw:fill-color="#ffffff" draw:opacity="0%" draw:textarea-vertical-align="middle" draw:shadow-opacity="0%"/>
    </style:style>
    <style:style style:name="P1" style:family="paragraph">
      <style:paragraph-properties fo:text-align="center"/>
      <style:text-properties fo:color="#ffffff" fo:font-family="Arial" style:font-family-generic="swiss" style:font-pitch="variable" fo:font-weight="bold" style:font-weight-asian="bold" style:font-weight-complex="bold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ffffff" fo:font-family="Arial" style:font-family-generic="swiss" style:font-pitch="variable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8.763cm" svg:height="8.763cm" svg:x="2cm" svg:y="3.239cm">
          <text:p text:style-name="P1"><text:span text:style-name="T1">Sierra Data</text:span></text:p>
          <text:p text:style-name="P1"><text:span text:style-name="T1">( start and end </text:span></text:p>
          <text:p text:style-name="P1"><text:span text:style-name="T1">call numbers )</text:span></text:p>
        </draw:circle>
        <draw:circle draw:style-name="gr2" draw:text-style-name="P2" draw:layer="layout" svg:width="8.763cm" svg:height="8.763cm" svg:x="8.927cm" svg:y="3.239cm">
          <text:p text:style-name="P2"><text:span text:style-name="T2">Inventory Items</text:span></text:p>
          <text:p text:style-name="P2"><text:span text:style-name="T2">( scanned items </text:span></text:p>
          <text:p text:style-name="P2"><text:span text:style-name="T2">on the shelf )</text:span></text:p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9-16T08:58:15.30</meta:creation-date>
    <dc:date>2015-09-16T09:15:33.37</dc:date>
    <meta:editing-duration>PT15M18S</meta:editing-duration>
    <meta:editing-cycles>2</meta:editing-cycles>
    <meta:generator>OpenOffice/4.0.1$Win32 OpenOffice.org_project/401m5$Build-9714</meta:generator>
    <meta:document-statistic meta:object-count="2"/>
  </office:meta>
</office:document-meta>
</file>